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97"/>
      <text:p text:style-name="P97"/>
      <text:p text:style-name="P97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97"/>
      <text:p text:style-name="P97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97"/>
      <text:p text:style-name="P97"/>
      <text:p text:style-name="P97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97"/>
      <text:p text:style-name="P97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98"/>
      <text:p text:style-name="P108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99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00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00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01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09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02"/>
      <text:p text:style-name="P102"/>
      <text:p text:style-name="P102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02"/>
      <text:p text:style-name="P102"/>
      <text:p text:style-name="P102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03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04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05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06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07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10"/>
      <text:p text:style-name="P110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11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12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13"/>
      <text:p text:style-name="P113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14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14"/>
      <text:p text:style-name="P114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15"/>
      <text:p text:style-name="P115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16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37"/>
      <text:p text:style-name="P116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17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18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19"/>
      <text:p text:style-name="P119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19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20"/>
      <text:p text:style-name="P120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21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21"/>
      <text:p text:style-name="P121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21">D<text:span text:style-name="T12">imecres<text:tab/>22/11/23</text:span><text:span text:style-name="T24"> </text:span></text:p>
      <text:p text:style-name="P135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21"/>
      <text:p text:style-name="P121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22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38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23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36">01, 04 i 05/12/23</text:p>
      <text:p text:style-name="P78">Període d'exàmens.</text:p>
      <text:p text:style-name="P57"/>
      <text:p text:style-name="P124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25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26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27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28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29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30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31"/>
      <text:p text:style-name="P131">************************************ <text:s text:c="2"/><text:span text:style-name="T34">2024 <text:s text:c="2"/></text:span>************************************</text:p>
      <text:p text:style-name="P131"/>
      <text:p text:style-name="P131"/>
      <text:p text:style-name="P131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32"/>
      <text:p text:style-name="P139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33"/>
      <text:p text:style-name="P133">D<text:span text:style-name="T12">ijous</text:span><text:tab/><text:tab/><text:span text:style-name="T35">11</text:span>/<text:span text:style-name="T33">01</text:span>/2<text:span text:style-name="T33">4</text:span></text:p>
      <text:p text:style-name="P93">Comentem apunts <text:a xlink:type="simple" xlink:href="https://paulinoposada.github.io/web_mec/documents/materiales_1.pdf">Materials 1</text:a> fins 3.2.9 Resistència a la radiació solar</text:p>
      <text:p text:style-name="P92"/>
      <text:p text:style-name="P134">D<text:span text:style-name="T12">illuns<text:tab/>15</text:span>/<text:span text:style-name="T33">01</text:span>/2<text:span text:style-name="T33">4</text:span></text:p>
      <text:p text:style-name="P94"><text:span text:style-name="T36">Acabem de comentar</text:span> apunts <text:a xlink:type="simple" xlink:href="https://paulinoposada.github.io/web_mec/documents/materiales_1.pdf">Materials 1</text:a>.</text:p>
      <text:p text:style-name="P95">Comentem soldadura tova.</text:p>
      <text:p text:style-name="P96">Faig demostració de soldadura tova.</text:p>
      <text:p text:style-name="P140"/>
      <text:p text:style-name="P144">D<text:span text:style-name="T12">imarts</text:span><text:tab/><text:span text:style-name="T35">16</text:span>/<text:span text:style-name="T33">01</text:span>/2<text:span text:style-name="T33">4</text:span></text:p>
      <text:p text:style-name="P142">Comen<text:span text:style-name="T37">c</text:span>em <text:span text:style-name="T37">amb pràctica </text:span>soldadura tova.</text:p>
      <text:p text:style-name="P143"/>
      <text:p text:style-name="P1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7T07:17:20.569657074</dc:date>
    <meta:editing-duration>PT30M30S</meta:editing-duration>
    <meta:editing-cycles>62</meta:editing-cycles>
    <meta:document-statistic meta:table-count="0" meta:image-count="0" meta:object-count="0" meta:page-count="6" meta:paragraph-count="164" meta:word-count="834" meta:character-count="5709" meta:non-whitespace-character-count="4998"/>
  </office:meta>
</office:document-meta>
</file>